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kode_kd</text:p>
          </table:table-cell>
          <table:table-cell office:value-type="string" calcext:value-type="string">
            <text:p>teks_kd</text:p>
          </table:table-cell>
          <table:table-cell office:value-type="string" calcext:value-type="string">
            <text:p>mapel_id</text:p>
          </table:table-cell>
          <table:table-cell office:value-type="string" calcext:value-type="string">
            <text:p>ting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dengarkan, memahami, dan mengidentifikasi <text:s text:c="2"/>bunyi bahasa daerah yang didengar dengan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dengarkan, memahami, dan mengidentifikasi huruf lepas untuk menulis kata dan kalimat sederhana <text:s/>sesuai kaidah. <text:s/>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enal, memahami, dan mengidentifikasi teks deskriptif tentang anggota tubuh, pancaindra, wujud dan sifat benda, serta peristiwa alam dengan bantuan guru atau teman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dengarkan, memahami, dan mengidentifikasi <text:s text:c="3"/>teks perintah dan permintaan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, memahami, dan mengidentifikasi teks terima kasih, permintaan maaf, dan sikap kasih sayang dengan bantuan guru atau teman 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Mengenal, memahami, dan mengidentifikasi teks cerita diri tentang keluarga dengan bantuan guru atau teman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Mengenal dan memahami teks tembang dolanan / laghu ѐn-maѐnan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lafalkan <text:s/>bunyi bahasa daerah yang didengar dengan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nebalkan dan menyalin huruf lepas pada kata atau kalimat sederhana sesuai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irukan secara lisan dan tulis teks deskriptif tentang anggota tubuh, pancaindra, wujud dan sifat benda, serta peristiwa alam. <text:s/>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Melakukan <text:s/>perintah dan permintaan sederhana tentang kegiatan diri sendiri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nyampaikan teks ucapan terima kasih, permintaan maaf, dan <text:s/>sikap kasih sayang secara lisan dan tulis melalui bantuan guru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enyampaikan teks cerita diri tentang keluarga 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Melagukan <text:s/>tembang dolanan / laghu ѐn-maѐnan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dengarkan, memahami, dan mengidentifikasi <text:s text:c="2"/>bunyi bahasa daerah yang didengar dengan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dengarkan, memahami, dan mengidentifikasi <text:s/>huruf lepas untuk menulis kata dan kalimat sederhana <text:s/>dengan huruf tegak bersambung sesuai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amati, mengenal, memahami, dan mengidentifikasi teks laporan sederhana tentang alam sekitar, hewan, dan tumbuhan serta jumlahnya 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genal, memahami, dan mengidentifikasi teks cerita narasi sederhana tentang kegiatan bermain di lingkungan rumah atau sekolah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, memahami, dan mengidentifikasi teks buku harian sederhana tentang kegiatan diri sendiri atau anggota keluarga 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Mengenal, memahami, dan mengidentifikasi teks puisi tentang alam semesta dan penampakannya <text:s/>dengan bantuan guru secara <text:s/>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Mengenal dan memahami teks karangan sederhana dengan bahasa <text:s/>komunikatif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Mengenal dan memahami teks permintaan maaf dan sikap hidup rukun di lingkungan keluarga dan teman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Mengenal dan memahami teks tembang dolanan/ laghu ѐn-maѐ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lafalkan <text:s/>bunyi bahasa daerah yang didengar dengan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nebalkan dan menyalin huruf lepas pada kata atau kalimat sederhana menjadi kata atau kalimat dengan tulisan tegak bersambung sesuai kaida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yajikan teks laporan sederhana tentang alam sekitar, hewan, dan tumbuhan serta jumlahnya dengan bantuan guru,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Memperagakan teks cerita narasi sederhana tentang kegiatan bermain di <text:s/>lingkungan rumah atau sekol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ngungkapkan teks buku harian sederhana tentang kegiatan diri sendiri atau anggota keluarga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embaca indah teks puisi tentang alam semesta dan penampakannya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Menulis <text:s/>karangan sederhana dengan bahasa <text:s/>komunikatif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Memperagakan teks permintaan maaf dan sikap hidup rukun di lingkungan keluarga dan teman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Melagukan tembang dolanan/ laghu ѐn-maѐ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genal, memahami, dan mengidentifikasi teks cerita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genal, memahami, dan mengidentifikasi informasi dari teks laporan hasil observasi secara <text:s/>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enal, memahami, dan mengidentifikasi informasi dari teks lisan tentang kondisi alam dalam bentuk cerita secara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genal, memahami, dan mengidentifikasi kata dan kalimat untuk menulis karangan sederhana sesuai <text:s/>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 dan memahami tembang dolanan/ laghu èn-maè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Mengenal dan memahami semua bentuk aksara legena/aksara ghâjâng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mbaca <text:s/>lancar berbagai bentuk teks cerita sederhana <text:s/>dengan memperhatikan pelafalan <text:s/>dan intonasi yang te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nyusun dan menyampaikan <text:s/>teks laporan <text:s/>sederhana hasil observasi <text:s/>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yampaikan teks lisan tentang kondisi alam dalam bentuk cerita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Merangkai kalimat menjadi karangan sederhana sesuai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lagukan tembang dolanan/ laghu èn-maè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enulis kata dengan aksara legena/aksara ghâjâng sesuai dengan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genal, memahami, mengidentifikasi teks puisi modern dalam bentuk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genal, memahami, dan mengidentifikasi teks dialog, teks cerita, dan teks drama dengan tata krama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enal dan memahami unsur intrinsik teks cerita rakyat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genal, memahami, dan mengidentifikasi <text:s/>berbagai jenis karangan (narasi dan deskripsi)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 dan memahami teks tembang dolanan/ laghu èn-maè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Mengenal dan memahami sandhangan /pangangghuy <text:s/>aksara Jawa/ carakan Madhurâ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Mengenal, memahami, dan mengidentifikasi imbuhan dalam teks sesuai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mbaca ekspresif teks puisi moder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lakukan dialog, bermain peran, bercerita, dengan tata krama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ceritakan kembali teks cerita rakyat sesuai dengan urutan yang benar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Menulis berbagai jenis karangan (narasi dan deskripsi)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lagukan dan mengapresiasi <text:s/>tembang dolanan/ laghu èn-maèn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enulis kalimat dengan huruf <text:s/>Latin dan huruf <text:s text:c="2"/>Jawa/carakan Madhurâ menggunakan sandhangan /pangangghuy <text:s/>aksara Jawa/ carakan Madhurâ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Menulis kalimat menggunakan kata berimbuh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genal, memahami, dan mengidentifikasi teks narasi atau deskripsi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genal, memahami, dan mengidentifikasi teks tentang peristiwa <text:s/>faktual secara lisan dan 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enal, memahami, dan mengidentifikasi berbagai ragam gaya bahasa (basa rinengga/ lalongèt) dalam konteks komunikatif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genal, <text:s/>memahami, dan mengidentifikasi tembang macapat sesuai dengan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, <text:s/>memahami, dan mengidentifikasi teks cerita pewayangan/ topѐng dhâlâng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Mengenal, <text:s/>memahami, dan mengidentifikasi pasangan aksara Jawa/ Madura sesuai dengan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mbaca teks narasi atau deskripsi dengan teknik membaca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nceritakan kembali teks tentang peristiwa faktual dengan menggunakan bahasa Jawa krama/ <text:s/>èngghi bhunten secara lisan dan tulis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ulis teks dengan basa rinengga/ lalongèt sesuai dengan kaidah dan konteksnya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Melagukan tembang macapat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nceritakan kembali cerita pewayangan/ topѐng dhâlâng secara tulis dan lisan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Menulis dan membaca teks sederhana beraksara Jawa / carakan Madura yang menggunakan <text:s/>pasangan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Mengenal, <text:s/>memahami, dan mengidentifikasi teks informasi yang diperoleh dari berbagai media berbahasa daerah secara lisan/ter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engenal, <text:s/>memahami, dan mengidentifikasi teks tembang macapat sesuai dengan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Mengenal, <text:s/>memahami, dan mengidentifikasi teks lisan dan tulis berbahasa daerah yang memuat ungkapan tradisional (paribasan, bebasan, saloka)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Mengenal, <text:s/>memahami, dan mengidentifikasi teks lisan dan tulis berbahasa daerah yang memuat cangkriman/ bhâk-tebbhâghân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Mengenal, <text:s/>memahami, dan mengidentifikasi teks pidato, bercerita, dan lainnya sesuai dengan kaida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Menyampaikan dan menanggapi informasi yang diperoleh dari berbagai media berbahasa daerah secara lisan/tertulis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Menceritakan isi tembang macapat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Menanggapi <text:s/>teks lisan <text:s/>maupun tulis yang memuat ungkapan tradisional Jawa/ Madura (paribasan, bebasan, saloka)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Bermain tebakan dengan cangkriman/ bhâk-tebbhâghân. 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Menulis dan memperagakan teks pidato, <text:s/>bercerita, dan lainnya sesuai dengan kaidah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10:32:45.998000000</meta:creation-date>
    <dc:date>2020-09-24T10:43:41.859000000</dc:date>
    <meta:editing-duration>PT10M54S</meta:editing-duration>
    <meta:editing-cycles>9</meta:editing-cycles>
    <meta:generator>LibreOffice/6.4.4.2$Windows_X86_64 LibreOffice_project/3d775be2011f3886db32dfd395a6a6d1ca2630ff</meta:generator>
    <meta:document-statistic meta:table-count="1" meta:cell-count="324" meta:object-count="0"/>
  </office:meta>
</office:document-meta>
</file>